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17.5pt" style:font-size-complex="20pt"/>
    </style:style>
    <style:style style:name="P2" style:family="paragraph" style:parent-style-name="Standard">
      <style:text-properties fo:font-size="20pt" officeooo:rsid="0017da4f" officeooo:paragraph-rsid="0017da4f" style:font-size-asian="17.5pt" style:font-size-complex="20pt"/>
    </style:style>
    <style:style style:name="P3" style:family="paragraph" style:parent-style-name="Standard">
      <style:text-properties fo:font-size="20pt" style:text-underline-style="solid" style:text-underline-width="auto" style:text-underline-color="font-color" fo:font-weight="bold" officeooo:rsid="0017da4f" style:font-size-asian="17.5pt" style:font-weight-asian="bold" style:font-size-complex="20pt" style:font-weight-complex="bold"/>
    </style:style>
    <style:style style:name="P4" style:family="paragraph" style:parent-style-name="Standard">
      <style:text-properties fo:font-size="20pt" style:text-underline-style="none" fo:font-weight="normal" officeooo:rsid="0017da4f" officeooo:paragraph-rsid="0017da4f" style:font-size-asian="17.5pt" style:font-weight-asian="normal" style:font-size-complex="20pt" style:font-weight-complex="normal"/>
    </style:style>
    <style:style style:name="P5" style:family="paragraph" style:parent-style-name="Standard">
      <style:text-properties fo:font-size="16pt" fo:font-weight="bold" officeooo:rsid="0017da4f" officeooo:paragraph-rsid="0017da4f"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fo:font-weight="bold" officeooo:rsid="0017da4f" officeooo:paragraph-rsid="0017da4f"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95d51" officeooo:paragraph-rsid="00195d51"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01ae9db" officeooo:paragraph-rsid="001ae9db"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1c62e5" officeooo:paragraph-rsid="001c62e5"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207588" officeooo:paragraph-rsid="00207588" style:font-size-asian="14pt" style:font-weight-asian="bold" style:font-size-complex="16pt" style:font-weight-complex="bold"/>
    </style:style>
    <style:style style:name="P11" style:family="paragraph" style:parent-style-name="Standard">
      <style:text-properties fo:font-size="16pt" style:text-underline-style="solid" style:text-underline-width="auto" style:text-underline-color="font-color" fo:font-weight="bold" officeooo:rsid="0017da4f" officeooo:paragraph-rsid="0017da4f"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95d51" officeooo:paragraph-rsid="00195d51" style:font-size-asian="14pt" style:font-weight-asian="bold" style:font-size-complex="16pt" style:font-weight-complex="bold"/>
    </style:style>
    <style:style style:name="P13" style:family="paragraph" style:parent-style-name="Standard">
      <style:text-properties fo:font-size="16pt" style:text-underline-style="none" fo:font-weight="bold" officeooo:rsid="0017da4f" officeooo:paragraph-rsid="0017da4f"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style:text-underline-style="none" fo:font-weight="bold" officeooo:rsid="00195d51" officeooo:paragraph-rsid="00195d51" style:font-size-asian="14pt" style:font-weight-asian="bold" style:font-size-complex="16pt" style:font-weight-complex="bold"/>
    </style:style>
    <style:style style:name="P15" style:family="paragraph" style:parent-style-name="Standard">
      <style:text-properties fo:font-size="16pt" style:text-underline-style="none" fo:font-weight="normal" officeooo:rsid="0017da4f" officeooo:paragraph-rsid="0017da4f"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style:text-underline-style="none" fo:font-weight="normal" officeooo:rsid="0017da4f" officeooo:paragraph-rsid="0017da4f"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style:text-underline-style="none" fo:font-weight="normal" officeooo:rsid="00195d51" officeooo:paragraph-rsid="0017da4f"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2b38e3" officeooo:paragraph-rsid="002b38e3"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style:text-underline-style="none" fo:font-weight="normal" officeooo:rsid="002b38e3" officeooo:paragraph-rsid="002b38e3"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style="normal" style:text-underline-style="none" fo:font-weight="normal" officeooo:rsid="00195d51" officeooo:paragraph-rsid="00195d51"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justify" style:justify-single-word="false"/>
      <style:text-properties fo:font-size="16pt" fo:font-style="normal" style:text-underline-style="none" fo:font-weight="normal" officeooo:rsid="001ae9db" officeooo:paragraph-rsid="001ae9db"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justify" style:justify-single-word="false"/>
      <style:text-properties fo:font-size="16pt" fo:font-style="normal" style:text-underline-style="none" fo:font-weight="normal" officeooo:rsid="001c2bff" officeooo:paragraph-rsid="001ae9db"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justify" style:justify-single-word="false"/>
      <style:text-properties fo:font-size="16pt" fo:font-style="normal" style:text-underline-style="none" fo:font-weight="normal" officeooo:rsid="001c2bff" officeooo:paragraph-rsid="001c2bff" style:font-size-asian="14pt" style:font-style-asian="normal" style:font-weight-asian="normal" style:font-size-complex="16pt" style:font-style-complex="normal" style:font-weight-complex="normal"/>
    </style:style>
    <style:style style:name="P24" style:family="paragraph" style:parent-style-name="Standard">
      <style:paragraph-properties fo:text-align="justify" style:justify-single-word="false"/>
      <style:text-properties fo:font-size="16pt" fo:font-style="normal" style:text-underline-style="none" fo:font-weight="normal" officeooo:rsid="001c2bff" officeooo:paragraph-rsid="002b38e3"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justify" style:justify-single-word="false"/>
      <style:text-properties fo:font-size="16pt" fo:font-style="normal" style:text-underline-style="none" fo:font-weight="normal" officeooo:rsid="001c62e5" officeooo:paragraph-rsid="001c62e5"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justify" style:justify-single-word="false"/>
      <style:text-properties fo:font-size="16pt" fo:font-style="normal" style:text-underline-style="none" fo:font-weight="normal" officeooo:rsid="001de59e" officeooo:paragraph-rsid="001c62e5" style:font-size-asian="14pt" style:font-style-asian="normal" style:font-weight-asian="normal" style:font-size-complex="16pt" style:font-style-complex="normal" style:font-weight-complex="normal"/>
    </style:style>
    <style:style style:name="P27" style:family="paragraph" style:parent-style-name="Standard">
      <style:paragraph-properties fo:text-align="justify" style:justify-single-word="false"/>
      <style:text-properties fo:font-size="16pt" fo:font-style="normal" style:text-underline-style="none" fo:font-weight="normal" officeooo:rsid="001f5f5f" officeooo:paragraph-rsid="001c62e5"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justify" style:justify-single-word="false"/>
      <style:text-properties fo:font-size="16pt" fo:font-style="normal" style:text-underline-style="none" fo:font-weight="bold" officeooo:rsid="001ae9db" officeooo:paragraph-rsid="001ae9db" style:font-size-asian="14pt" style:font-style-asian="normal" style:font-weight-asian="bold" style:font-size-complex="16pt" style:font-style-complex="normal" style:font-weight-complex="bold"/>
    </style:style>
    <style:style style:name="P29" style:family="paragraph" style:parent-style-name="Standard">
      <style:paragraph-properties fo:text-align="justify" style:justify-single-word="false"/>
      <style:text-properties fo:font-size="16pt" fo:font-style="normal" style:text-underline-style="none" fo:font-weight="bold" officeooo:rsid="001c62e5" officeooo:paragraph-rsid="001c62e5" style:font-size-asian="14pt" style:font-style-asian="normal" style:font-weight-asian="bold" style:font-size-complex="16pt" style:font-style-complex="normal" style:font-weight-complex="bold"/>
    </style:style>
    <style:style style:name="P30" style:family="paragraph" style:parent-style-name="Standard">
      <style:paragraph-properties fo:text-align="justify" style:justify-single-word="false"/>
      <style:text-properties fo:font-size="16pt" fo:font-style="normal" style:text-underline-style="none" fo:font-weight="bold" officeooo:rsid="00255a8b" officeooo:paragraph-rsid="00255a8b" style:font-size-asian="14pt" style:font-style-asian="normal" style:font-weight-asian="bold" style:font-size-complex="16pt" style:font-style-complex="normal" style:font-weight-complex="bold"/>
    </style:style>
    <style:style style:name="P31" style:family="paragraph" style:parent-style-name="Standard">
      <style:paragraph-properties fo:text-align="justify" style:justify-single-word="false"/>
      <style:text-properties fo:font-size="16pt" fo:font-style="normal" style:text-underline-style="none" fo:font-weight="bold" officeooo:rsid="002b38e3" officeooo:paragraph-rsid="002b38e3" style:font-size-asian="14pt" style:font-style-asian="normal" style:font-weight-asian="bold" style:font-size-complex="16pt" style:font-style-complex="normal" style:font-weight-complex="bold"/>
    </style:style>
    <style:style style:name="P32"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1ae9db" officeooo:paragraph-rsid="001ae9db" style:font-size-asian="14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style:text-properties fo:font-size="16pt" fo:font-style="normal" style:text-underline-style="none" fo:font-weight="normal" officeooo:rsid="00255a8b" officeooo:paragraph-rsid="00255a8b"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ext-properties fo:font-size="16pt" fo:font-style="normal" style:text-underline-style="none" fo:font-weight="normal" officeooo:rsid="00273a71" officeooo:paragraph-rsid="00255a8b"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justify" style:justify-single-word="false"/>
      <style:text-properties fo:font-size="16pt" fo:font-style="normal" style:text-underline-style="none" fo:font-weight="normal" officeooo:rsid="00286d17" officeooo:paragraph-rsid="00255a8b"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ext-properties fo:font-size="16pt" style:text-underline-style="none" fo:font-weight="normal" officeooo:rsid="002b38e3" officeooo:paragraph-rsid="002b38e3" style:font-size-asian="14pt" style:font-weight-asian="normal" style:font-size-complex="16pt" style:font-weight-complex="normal"/>
    </style:style>
    <style:style style:name="P37" style:family="paragraph" style:parent-style-name="Standard">
      <style:paragraph-properties fo:text-align="justify" style:justify-single-word="false"/>
      <style:text-properties fo:font-size="16pt" style:text-underline-style="none" fo:font-weight="bold" officeooo:rsid="002d26d8" officeooo:paragraph-rsid="002d26d8" style:font-size-asian="14pt" style:font-weight-asian="bold" style:font-size-complex="16pt" style:font-weight-complex="bold"/>
    </style:style>
    <style:style style:name="P38" style:family="paragraph" style:parent-style-name="Standard">
      <style:paragraph-properties fo:text-align="justify" style:justify-single-word="false"/>
      <style:text-properties fo:font-size="16pt" style:text-underline-style="none" fo:font-weight="bold" officeooo:rsid="002d26d8" officeooo:paragraph-rsid="002d7aa2" style:font-size-asian="14pt" style:font-weight-asian="bold" style:font-size-complex="16pt" style:font-weight-complex="bold"/>
    </style:style>
    <style:style style:name="P39" style:family="paragraph" style:parent-style-name="Standard">
      <style:paragraph-properties fo:text-align="justify" style:justify-single-word="false"/>
      <style:text-properties fo:font-size="16pt" style:text-underline-style="none" fo:font-weight="bold" officeooo:rsid="002d26d8" officeooo:paragraph-rsid="00313e34" style:font-size-asian="14pt" style:font-weight-asian="bold" style:font-size-complex="1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7da4f"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95d51" style:font-weight-asian="normal" style:font-weight-complex="normal"/>
    </style:style>
    <style:style style:name="T6" style:family="text">
      <style:text-properties style:text-underline-style="none" fo:font-weight="normal" officeooo:rsid="001c62e5" style:font-weight-asian="normal" style:font-weight-complex="normal"/>
    </style:style>
    <style:style style:name="T7" style:family="text">
      <style:text-properties style:text-underline-style="none" fo:font-weight="normal" officeooo:rsid="002274ab"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1c2bff"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b5132" style:font-style-asian="normal" style:font-weight-asian="normal" style:font-style-complex="normal" style:font-weight-complex="normal"/>
    </style:style>
    <style:style style:name="T12" style:family="text">
      <style:text-properties fo:font-style="normal" style:text-underline-style="none" fo:font-weight="normal" officeooo:rsid="001c2bff" style:font-style-asian="normal" style:font-weight-asian="normal" style:font-style-complex="normal" style:font-weight-complex="normal"/>
    </style:style>
    <style:style style:name="T13" style:family="text">
      <style:text-properties fo:font-style="normal" style:text-underline-style="none" fo:font-weight="normal" officeooo:rsid="001de59e" style:font-style-asian="normal" style:font-weight-asian="normal" style:font-style-complex="normal" style:font-weight-complex="normal"/>
    </style:style>
    <style:style style:name="T14" style:family="text">
      <style:text-properties fo:font-style="normal" style:text-underline-style="none" fo:font-weight="normal" officeooo:rsid="001f5f5f"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c2bff" style:font-style-asian="normal" style:font-style-complex="normal"/>
    </style:style>
    <style:style style:name="T17" style:family="text">
      <style:text-properties fo:font-weight="normal" style:font-weight-asian="normal" style:font-weight-complex="normal"/>
    </style:style>
    <style:style style:name="T18" style:family="text">
      <style:text-properties fo:font-weight="normal" officeooo:rsid="00273a71" style:font-weight-asian="normal" style:font-weight-complex="normal"/>
    </style:style>
    <style:style style:name="T19" style:family="text">
      <style:text-properties fo:font-weight="normal" officeooo:rsid="00286d17" style:font-weight-asian="normal" style:font-weight-complex="normal"/>
    </style:style>
    <style:style style:name="T20" style:family="text">
      <style:text-properties fo:font-weight="normal" officeooo:rsid="002d7aa2" style:font-weight-asian="normal" style:font-weight-complex="normal"/>
    </style:style>
    <style:style style:name="T21" style:family="text">
      <style:text-properties fo:font-weight="normal" officeooo:rsid="00313e34" style:font-weight-asian="normal" style:font-weight-complex="normal"/>
    </style:style>
    <style:style style:name="T22" style:family="text">
      <style:text-properties fo:font-weight="normal" officeooo:rsid="00324a08" style:font-weight-asian="normal" style:font-weight-complex="normal"/>
    </style:style>
    <style:style style:name="T23" style:family="text">
      <style:text-properties fo:font-weight="normal" officeooo:rsid="003345d2" style:font-weight-asian="normal" style:font-weight-complex="normal"/>
    </style:style>
    <style:style style:name="T24" style:family="text">
      <style:text-properties officeooo:rsid="00296b94"/>
    </style:style>
    <style:style style:name="T25" style:family="text">
      <style:text-properties officeooo:rsid="002b38e3"/>
    </style:style>
    <style:style style:name="T26" style:family="text">
      <style:text-properties officeooo:rsid="002c357a"/>
    </style:style>
    <style:style style:name="T27" style:family="text">
      <style:text-properties officeooo:rsid="002d7aa2"/>
    </style:style>
    <style:style style:name="T28" style:family="text">
      <style:text-properties officeooo:rsid="00313e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span text:style-name="T2">Introdução a administração de sistemas:</text:span></text:p>
      <text:p text:style-name="P3"/>
      <text:p text:style-name="P2"><text:span text:style-name="T1">Aula 04:</text:span><text:span text:style-name="T4"> Utilizando shell scripts</text:span></text:p>
      <text:p text:style-name="P4"/>
      <text:p text:style-name="P13">Tópicos:</text:p>
      <text:p text:style-name="P5"><text:span text:style-name="T3"><text:tab/>*</text:span><text:span text:style-name="T4">Entendendo shell script, porque usar shell script?</text:span></text:p>
      <text:p text:style-name="P15"><text:tab/>*Estrutura comum de um shell script</text:p>
      <text:p text:style-name="P15"><text:tab/>*Executando scripts</text:p>
      <text:p text:style-name="P5"><text:span text:style-name="T4"><text:tab/>*</text:span><text:span text:style-name="T6">Entendendo variáveis shel</text:span><text:span text:style-name="T7">l</text:span></text:p>
      <text:p text:style-name="P15"><text:tab/>*Parâmetros posicionais</text:p>
      <text:p text:style-name="P15"><text:tab/>*Lendo parâmetros</text:p>
      <text:p text:style-name="P15"><text:tab/>*Aritmética</text:p>
      <text:p text:style-name="P15"><text:tab/>*Operações lógicas com comando test</text:p>
      <text:p text:style-name="P15"><text:tab/>*Estruturas de programação<text:tab/></text:p>
      <text:p text:style-name="P15"><text:tab/>*Comandos de manipulação de texto</text:p>
      <text:p text:style-name="P15"/>
      <text:p text:style-name="P13"/>
      <text:p text:style-name="P11">Entendendo shell script:</text:p>
      <text:p text:style-name="P13"/>
      <text:p text:style-name="P6"><text:span text:style-name="T3"><text:tab/></text:span><text:span text:style-name="T4">Imagine que você é um administrador de sistemas e tem que todo dia executar vários comandos para verificar o estado em que sistemas de sua empresa se encontram, executar um em um tomaria um tempo muito grande do seu dia, tirando assim atenção de outras demandas.</text:span></text:p>
      <text:p text:style-name="P16"/>
      <text:p text:style-name="P16"><text:tab/>Um script em shell nada mais é do que um grupo de comandos, funções ou outras coisas que podem ser utilizados no shell. Tais scripts são feitos em arquivos de texto simples que por sua ver pode ser executado com um shell. O próprio Linux executa vários scripts durante a inicialização do sistema afim de habilitar alguns serviços.</text:p>
      <text:p text:style-name="P16"/>
      <text:p text:style-name="P6"><text:span text:style-name="T4"><text:tab/>Portanto, scripts shell são feitos para automatizar e facilitar </text:span><text:span text:style-name="T5">tarefas que um usuário ou administrador tenha que fazer constantemente.</text:span></text:p>
      <text:p text:style-name="P17"/>
      <text:p text:style-name="P12">Estrutura comum de um shell script:</text:p>
      <text:p text:style-name="P14"/>
      <text:p text:style-name="P7"><text:span text:style-name="T3"><text:tab/></text:span><text:span text:style-name="T4">Scripts normalmente se iniciam com uma linha antecedida por #! sucedida por um caminho (absoluto) no sistema de arquivos como: </text:span><text:span text:style-name="T8">/</text:span><text:span text:style-name="T10">bin </text:span><text:soft-page-break/><text:span text:style-name="T10">/bash, essa linha nada mais representa do que o interpretador de comandos que será utilizado quando o script for executado por algum usuário.</text:span></text:p>
      <text:p text:style-name="P20"/>
      <text:p text:style-name="P20"><text:tab/>Mesmo sem a identificação do interpretador de comandos no início do script é possível executar o arquivo sem erros, uma vez que nas configurações do próprio usuário logado para executar o arquivo é determinado o interpretador de comandos associado a ele.</text:p>
      <text:p text:style-name="P20"/>
      <text:p text:style-name="P20"><text:tab/>Após a identificação do interpretador de comandos, ficam a sequência de comandos com a ordem e estrutura definida pela necessidade de quem escreveu o script. Falaremos a seguir das estruturas mais gerais de um script.</text:p>
      <text:p text:style-name="P20"/>
      <text:p text:style-name="P32">Executando scripts:</text:p>
      <text:p text:style-name="P28"/>
      <text:p text:style-name="P8"><text:span text:style-name="T15"><text:tab/></text:span><text:span text:style-name="T10">Uma das principais vantagens de scripts em shell é a facilidade de edição associada, <text:s/>uma vez que os arquivos de texto simples em que se encontram os scripts podem ser editados facilmente por quase todos os editores disponíveis no sistema. Porém, uma desvantagem de scripts shell anda na linha de lentidadão associada ao tamanho do script.</text:span></text:p>
      <text:p text:style-name="P21"/>
      <text:p text:style-name="P21"><text:tab/>Existem duas maneira de se executar um script, passando o arquivo texto do script como argumento para o interpretador de comandos de preferência, ou definindo o interpretador de comandos dentro do arquivo (como mostrado anteriormente).</text:p>
      <text:p text:style-name="P21"/>
      <text:p text:style-name="P8"><text:span text:style-name="T10"><text:tab/></text:span><text:span text:style-name="T11"> <text:s/><text:tab/>1-) bash nome-</text:span><text:span text:style-name="T12">do-arquivo </text:span></text:p>
      <text:p text:style-name="P22"><text:tab/><text:tab/>Simplesmente passa uma lista de comandos e estruturas para o interpretador de comandos bash (lembre-se que existem vários interpretadores de comando disponíveis para sistemas UNIX-Like, shell, bash , csh <text:s/>e etc).</text:p>
      <text:p text:style-name="P22"/>
      <text:p text:style-name="P8"><text:span text:style-name="T12"><text:tab/><text:tab/>2-) ./nome-do-arquivo, no caso do arquivo se encontrar no diretório atual, ou </text:span><text:span text:style-name="T9">/home </text:span><text:span text:style-name="T12">/user /nome-do-arquivo para um caminho absoluto para o script.</text:span></text:p>
      <text:p text:style-name="P22"/>
      <text:p text:style-name="P8"><text:span text:style-name="T12"><text:tab/></text:span><text:span text:style-name="T16">OBS:</text:span><text:span text:style-name="T12"> Note que para o segundo método funcionar o bit de execução no bloco de permissão associado ao usuário que quer executar deve estar ativado.</text:span></text:p>
      <text:p text:style-name="P22"><text:soft-page-break/></text:p>
      <text:p text:style-name="P9"><text:span text:style-name="T16">B</text:span><text:span text:style-name="T15">oas práticas na confecção de scripts:</text:span></text:p>
      <text:p text:style-name="P29"/>
      <text:p text:style-name="P22"><text:tab/>Existem boas práticas na formulação de um script, sendo elas:</text:p>
      <text:p text:style-name="P22"/>
      <text:p text:style-name="P23"><text:tab/><text:tab/>1) Deixar seções importantes de seu script comentado a fim de facilitar o entendimento próprio em situações futuras, ou até mesmo o entendimento de outras pessoas que possam querer contribuir para com seu script. Assim como nas maioria das linguagens de programação um comentário é precedido por uma cerquilha (#).</text:p>
      <text:p text:style-name="P23"/>
      <text:p text:style-name="P23"><text:tab/><text:tab/>2) Enquanto estiver ainda estruturando e testando seu script é uma boa prática colocar um comando echo no final de partes chave de seu programa afim de visualizar até onde ele está chegando e se as coisas funcionaram como deviam .</text:p>
      <text:p text:style-name="P23"/>
      <text:p text:style-name="P9"><text:span text:style-name="T16">E</text:span><text:span text:style-name="T15">ntendendo variáveis shell:</text:span></text:p>
      <text:p text:style-name="P29"/>
      <text:p text:style-name="P9"><text:span text:style-name="T15"><text:tab/></text:span><text:span text:style-name="T10">Muitas vezes, dentro de ums script shell, você quer reutilizar determinados itens de informação durante a execução. Para armazenar informações em um script de maneira que elas se tornam facilmente acessíveis, pode-se utilizar variáveis shell.</text:span></text:p>
      <text:p text:style-name="P25"/>
      <text:p text:style-name="P25"><text:tab/>O nome de variáveis dentro do shell diferencia letras maiúsculas de minúsculas, portando variável daniel é diferente de outra denominada Daniel.</text:p>
      <text:p text:style-name="P25"/>
      <text:p text:style-name="P25"><text:tab/>Para se atribuir um valor a uma variável basta utilizar a seguinte sintaxe:</text:p>
      <text:p text:style-name="P25"/>
      <text:p text:style-name="P25"><text:tab/><text:tab/>nome-da-variável=valor-da-variavel</text:p>
      <text:p text:style-name="P25"/>
      <text:p text:style-name="P25"><text:tab/>Como denotado acima, a parte da esquerda da igualdade representa o nome da variavel e a esquerda o valor que será atribuido a essa variável. Note que é de suma importância que não exista espaço entre o nome da variável e do valor com o sinal de igualdade.</text:p>
      <text:p text:style-name="P25"/>
      <text:p text:style-name="P9"><text:span text:style-name="T10"><text:tab/>Para definir uma string ou um valor númerico </text:span><text:span text:style-name="T13">basta fazer o seguinte, respectivamente:</text:span></text:p>
      <text:p text:style-name="P26"><text:soft-page-break/></text:p>
      <text:p text:style-name="P26"><text:tab/><text:tab/>BAIRRO="asa norte"</text:p>
      <text:p text:style-name="P26"><text:tab/><text:tab/>VALOR=30</text:p>
      <text:p text:style-name="P26"/>
      <text:p text:style-name="P26"><text:tab/>Também é possível atribuir a saída de comandos a variáveis por meio da sintaxe:</text:p>
      <text:p text:style-name="P26"/>
      <text:p text:style-name="P26"><text:tab/><text:tab/>VAR=$(date)</text:p>
      <text:p text:style-name="P9"><text:span text:style-name="T13"><text:tab/><text:tab/></text:span><text:span text:style-name="T14">VAR=`date`</text:span></text:p>
      <text:p text:style-name="P26"/>
      <text:p text:style-name="P26"><text:tab/>Tal expansão de varíavel se torna muito útil quando você deseja utilizar de uma saída para por exemplo verificar um estado do sistema e prosseguir ou não com a execução do script.</text:p>
      <text:p text:style-name="P26"/>
      <text:p text:style-name="P9"><text:span text:style-name="T13"><text:tab/></text:span><text:span text:style-name="T14">Agora que já somos capazes de atribuir valores a variáveis, é totalmente lógico que o próximo passo seja aprender uma maneira de ser capaz de utilizar tal valor dentro da variável, fazemos isso por meio da sintaxe:</text:span></text:p>
      <text:p text:style-name="P27"/>
      <text:p text:style-name="P27"><text:tab/><text:tab/>$VAR</text:p>
      <text:p text:style-name="P27"/>
      <text:p text:style-name="P27"><text:tab/>Com o metacaractere so sistema ($) antes do nome dado a variável podemos acessar seu valor e utilizar da maneira que quisermos.</text:p>
      <text:p text:style-name="P23"><text:s/></text:p>
      <text:p text:style-name="P23"/>
      <text:p text:style-name="P10"><text:span text:style-name="T16">O</text:span><text:span text:style-name="T15">BS: </text:span><text:span text:style-name="T10">Lembre-se durante a confecção de seus scripts que o Linux possui alguns caracteres (metacaracteres) que possuem significado especial para o sistema, portanto para evitar problemas é uma boa prática evitar o uso indevido de tais caracteres.</text:span></text:p>
      <text:p text:style-name="P22"><text:tab/><text:tab/></text:p>
      <text:p text:style-name="P22"/>
      <text:p text:style-name="P30">Parâmetros posicionais:</text:p>
      <text:p text:style-name="P30"/>
      <text:p text:style-name="P30"><text:tab/><text:span text:style-name="T17">Na seção de comandos shell falamos sobre a existência de opções, que mudam o comportamento do comando, e argumentos que fazem com que o comando manipule os dados associados ao dado passado.</text:span></text:p>
      <text:p text:style-name="P33"/>
      <text:p text:style-name="P30"><text:span text:style-name="T17"><text:tab/>Shell scripts como falamos anteriormente são basicamente arquivos de texto contento uma estrutura com comandos shell que executam tarefas </text:span><text:soft-page-break/><text:span text:style-name="T17">de uma só vez. Agora imagine que, você de</text:span><text:span text:style-name="T18">ntro do seu script, feito para automatizar tarefas do seu dia-a-dia, deseja passar argumentos diferentes para um comando que terá que usar com frequência durante o uma determinada tarefa, porém, não é algo fácil antecipar qual argumento será necessário passar uma vez que as situações são diferentes, fazendo assim com que não se torne viável colocar de maneira explicita tal argumento no script.</text:span></text:p>
      <text:p text:style-name="P34"/>
      <text:p text:style-name="P30"><text:span text:style-name="T18"><text:tab/></text:span><text:span text:style-name="T19">Uma maneira de resolver o problema acima é por meio do uso de parâmetros posicionais. Tais parâmetros nada mais são do que o "argumento" do seu script, por exemplo:</text:span></text:p>
      <text:p text:style-name="P35"/>
      <text:p text:style-name="P35"><text:tab/>$ nome-do-script argumento1 argumento2</text:p>
      <text:p text:style-name="P35"/>
      <text:p text:style-name="P35"><text:tab/>Acima vemos que foi executado o script nome-do-script sendo passados dois argumentos para direcionar seu funcionamento.</text:p>
      <text:p text:style-name="P35"/>
      <text:p text:style-name="P35"><text:tab/>Entendemos agora como passar tais parâmetros, mas como fazemos para os acessar tais valores dentro do script? </text:p>
      <text:p text:style-name="P35"/>
      <text:p text:style-name="P35"><text:tab/>Existem variáveis usadas especialmente para scripts sendo elas:</text:p>
      <text:p text:style-name="P35"/>
      <text:p text:style-name="P35"><text:tab/><text:tab/>$0 ,$1 ,$2 ,$3 ,.... ,$n</text:p>
      <text:p text:style-name="P35"/>
      <text:p text:style-name="P35"><text:tab/>Como falamos anteriormente o sifrão é usado para utilizar o valor de uma variável, mas oque significa esse numeração.</text:p>
      <text:p text:style-name="P35"/>
      <text:p text:style-name="P35"><text:tab/><text:tab/>$0 – Guarda o nome do script, no exemplo anterior guardaria nome-do-script</text:p>
      <text:p text:style-name="P35"><text:tab/><text:tab/>$1 – Guarda o primeiro argumento passado, no exemplo anterior seria argumento 1.</text:p>
      <text:p text:style-name="P35"><text:tab/><text:tab/>$2 – Guardo o segundo argumento passado, no exemplo anterior seria argumento 2.</text:p>
      <text:p text:style-name="P35"><text:tab/><text:tab/>....</text:p>
      <text:p text:style-name="P35"/>
      <text:p text:style-name="P24"><text:tab/><text:span text:style-name="T24">Portanto, agora somos capazes de criar scripts para um resolução de um problema geral, tratando as questões especificas por meio dos argumentos passados (parâmetros posicionais).</text:span></text:p>
      <text:p text:style-name="P24"/>
      <text:p text:style-name="P24"><text:soft-page-break/><text:tab/><text:span text:style-name="T25">Parâmetros posicionais notáveis:</text:span></text:p>
      <text:p text:style-name="P24"/>
      <text:p text:style-name="P24"><text:tab/><text:tab/><text:span text:style-name="T25">$# - Informa quantos parâmetros seu script recebeu.</text:span></text:p>
      <text:p text:style-name="P24"><text:tab/><text:tab/><text:span text:style-name="T25">$@ - armazena todos os argumentos inseridos na linha de comando.</text:span></text:p>
      <text:p text:style-name="P24"><text:tab/><text:tab/><text:span text:style-name="T25">$? - recebe o status de saída do último comando executado. Em geral, um valor de zero significa que o comando foi encerrado com sucesso, qualquer coisa diferente de zero infica um erro.</text:span><text:tab/><text:tab/></text:p>
      <text:p text:style-name="P22"><text:tab/></text:p>
      <text:p text:style-name="P31">Lendo parâmetros:</text:p>
      <text:p text:style-name="P31"/>
      <text:p text:style-name="P31"><text:tab/><text:span text:style-name="T17">Talvez seja do seu interesse criar um script que além de parâmetros posicionais possui uma maneira mais interativa para o usuário definir oque quer que o programa faça. Para isso usamos o comando </text:span>read<text:span text:style-name="T17">.</text:span></text:p>
      <text:p text:style-name="P18"/>
      <text:p text:style-name="P19"><text:tab/>A utilização de tal comando é simples, quando estiver em uma seção do programa que deseja perguntar algo para quem o estiver executando basta fazer:</text:p>
      <text:p text:style-name="P18"/>
      <text:p text:style-name="P18"><text:tab/>#!/bin/bash</text:p>
      <text:p text:style-name="P18"><text:tab/></text:p>
      <text:p text:style-name="P18"><text:tab/>echo "Qual é o seu nome?"</text:p>
      <text:p text:style-name="P18"><text:tab/>read Nome</text:p>
      <text:p text:style-name="P18"><text:tab/>echo "Olá $Nome"</text:p>
      <text:p text:style-name="P18"/>
      <text:p text:style-name="P19"><text:tab/>O exemplo acima mostra que <text:span text:style-name="T26">a informação</text:span> <text:span text:style-name="T26">digitada pelo usuário é armazenada na varíavel Nome, tal informação pode ser acessada colocando $ antes do nome da variável.</text:span> </text:p>
      <text:p text:style-name="P19"/>
      <text:p text:style-name="P19"><text:tab/><text:span text:style-name="T26">Utilizar tal comando promove muita flexibilidade para o seu programa e aumenta a facilidade de uso para usuário não experientes.</text:span></text:p>
      <text:p text:style-name="P19"/>
      <text:p text:style-name="P37">Usando aritmética em shell script:</text:p>
      <text:p text:style-name="P37"/>
      <text:p text:style-name="P37"><text:tab/><text:span text:style-name="T17">Variáveis em shell normalmente são não tipadas, ou seja, o bash interpreta o valor contido nas variáveis é visto como string, mas é possível alterá-las no processo se quiser.</text:span></text:p>
      <text:p text:style-name="P37"><text:span text:style-name="T17"/></text:p>
      <text:p text:style-name="P37"><text:span text:style-name="T17"><text:tab/></text:span></text:p>
      <text:p text:style-name="P37"><text:soft-page-break/><text:span text:style-name="T17"><text:tab/>Quando você tenta fazer operações com os valores o shell os interpreta como números e tenta o melhor que puder para gerar o resultado da operação. Digo o melhor que puder porque se o valores contidos forem letras ele literalmente executa as operações aritméticas com o valor ASCII associado as letras.</text:span></text:p>
      <text:p text:style-name="P37"><text:span text:style-name="T17"/></text:p>
      <text:p text:style-name="P38"><text:span text:style-name="T17"><text:tab/>Em linguagens de programação existem estruturas de repetição, </text:span><text:span text:style-name="T20">em algumas momentos será do seu interesse manter essa repetição durante um número fixo de iterações. Para fazer isso normalmente se usa uma variável de controle I, que começa com valor 0 e vai crescendo até o número que escolher. </text:span></text:p>
      <text:p text:style-name="P38"><text:span text:style-name="T20"><text:tab/></text:span></text:p>
      <text:p text:style-name="P38"><text:span text:style-name="T20"><text:tab/>Dentro do shell para promover esse crescimento usamos a estrutura <text:s/>$( () ), por exemplo:</text:span></text:p>
      <text:p text:style-name="P38"><text:span text:style-name="T20"/></text:p>
      <text:p text:style-name="P38"><text:span text:style-name="T20"><text:tab/>$ I = 0</text:span></text:p>
      <text:p text:style-name="P38"><text:span text:style-name="T20"><text:tab/>$ echo "The first value is $ ( (I++) )"</text:span></text:p>
      <text:p text:style-name="P38"><text:span text:style-name="T20"><text:tab/> <text:s text:c="2"/>The first value is 1</text:span></text:p>
      <text:p text:style-name="P38"><text:span text:style-name="T20"><text:tab/>$ echo "The sencond value is $( (I++) )"</text:span></text:p>
      <text:p text:style-name="P38"><text:span text:style-name="T20"><text:tab/> <text:s text:c="2"/>The second value is 2</text:span></text:p>
      <text:p text:style-name="P38"><text:span text:style-name="T20"/></text:p>
      <text:p text:style-name="P38"><text:span text:style-name="T20"><text:s/></text:span></text:p>
      <text:p text:style-name="P38"><text:span text:style-name="T27">Usando estruturasa de programação em shell script:</text:span></text:p>
      <text:p text:style-name="P38"><text:span text:style-name="T20"/></text:p>
      <text:p text:style-name="P38"><text:span text:style-name="T20"><text:tab/>Um dos motivos do shell script ser tão poderoso é a capacidade de usar estruturas de seleção e repetição com os comandos nativos do sistema, algo que provê muita maleabilidade para suas tarefas.</text:span></text:p>
      <text:p text:style-name="P38"><text:span text:style-name="T20"/></text:p>
      <text:p text:style-name="P38"><text:span text:style-name="T20"><text:tab/></text:span><text:span text:style-name="T27">If ... then</text:span><text:span text:style-name="T20"> (</text:span><text:span text:style-name="T27">estrutura de seleção</text:span><text:span text:style-name="T20">):</text:span></text:p>
      <text:p text:style-name="P38"><text:span text:style-name="T20"/></text:p>
      <text:p text:style-name="P39"><text:span text:style-name="T20"><text:tab/><text:tab/>A estrutura de programação mais utilizada é a estrutura de </text:span><text:span text:style-name="T21">seleção, uma vez que a partir dela você pode tender a funcionalidade de seu script de acordo com as seleções que avaliar necessárias durante seu funcionamento.</text:span></text:p>
      <text:p text:style-name="P39"><text:span text:style-name="T21"><text:tab/></text:span></text:p>
      <text:p text:style-name="P39"><text:span text:style-name="T21"><text:tab/><text:tab/>Porém, como é feita a análise dessas seleções? Usaremos o comando </text:span><text:span text:style-name="T28">test</text:span><text:span text:style-name="T21">.</text:span><text:span text:style-name="T20"> </text:span><text:span text:style-name="T21">O comando test dá a possibilidade de executar operações booleanas, ou seja, comparações lógicas com valores para verificar a existência de algum evento visto como decisivo. Por exemplo:</text:span></text:p>
      <text:p text:style-name="P39"><text:soft-page-break/><text:span text:style-name="T21"><text:tab/><text:tab/>$ test $STRING="</text:span><text:span text:style-name="T22">Banana</text:span><text:span text:style-name="T21">"</text:span></text:p>
      <text:p text:style-name="P39"><text:span text:style-name="T21"/></text:p>
      <text:p text:style-name="P39"><text:span text:style-name="T21"><text:tab/><text:tab/></text:span><text:span text:style-name="T22">Se o valor contido dentro da variável STRING for Banana o resultado dessa comparação booleana será 1, ou seja, verdadeiro. Existem várias opções úteis para o comando test, utilize man test para verificar quais te interessam.</text:span></text:p>
      <text:p text:style-name="P39"><text:span text:style-name="T22"/></text:p>
      <text:p text:style-name="P39"><text:span text:style-name="T22"><text:tab/><text:tab/>Faremos um exemplo a seguir para demonstrar o funcionamento da estrutura:</text:span></text:p>
      <text:p text:style-name="P39"><text:span text:style-name="T22"/></text:p>
      <text:p text:style-name="P39"><text:span text:style-name="T22"><text:tab/><text:tab/>if test $Number &gt; 10 ; then</text:span></text:p>
      <text:p text:style-name="P39"><text:span text:style-name="T22"><text:tab/><text:tab/><text:tab/>echo "Number já passou de 10 !"</text:span></text:p>
      <text:p text:style-name="P39"><text:span text:style-name="T22"><text:tab/><text:tab/>fi</text:span></text:p>
      <text:p text:style-name="P39"><text:span text:style-name="T22"/></text:p>
      <text:p text:style-name="P39"><text:span text:style-name="T22"><text:tab/><text:tab/>Durante o processamento de seu script </text:span><text:span text:style-name="T23">quando o valor da variável subjetiva Number for 10 ele irá executar os passos dentro da estrutura. O interpretador de comandos termina a estrutura de seleção quando enxerga o comando fi.</text:span></text:p>
      <text:p text:style-name="P39"><text:span text:style-name="T23"/></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S</meta:editing-duration>
    <meta:editing-cycles>16</meta:editing-cycles>
    <meta:generator>LibreOffice/5.4.1.2$Windows_x86 LibreOffice_project/ea7cb86e6eeb2bf3a5af73a8f7777ac570321527</meta:generator>
    <dc:date>2018-03-14T14:58:02.754000000</dc:date>
    <meta:document-statistic meta:table-count="0" meta:image-count="0" meta:object-count="0" meta:page-count="8" meta:paragraph-count="107" meta:word-count="1726" meta:character-count="10805" meta:non-whitespace-character-count="9032"/>
    <meta:user-defined meta:name="Info 1"/>
    <meta:user-defined meta:name="Info 2"/>
    <meta:user-defined meta:name="Info 3"/>
    <meta:user-defined meta:name="Info 4"/>
  </office:meta>
</office:document-meta>
</file>